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 shows (page 1)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sequence of the presentation show is page1, page2, page2, page 1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 shows (page 2).</text:p>
          </draw:text-box>
        </draw:frame>
        <draw:frame presentation:style-name="pr1" presentation:class="subtitle" svg:x="2.058cm" svg:y="5.838cm" svg:width="23.912cm" svg:height="13.23cm">
          <draw:text-box>
            <text:p>The sequence of the presentation show is page1, page2, page2, page 1</text:p>
          </draw:text-box>
        </draw:frame>
      </draw:page>
      <presentation:settings presentation:show="show1">
        <presentation:show presentation:name="show1" presentation:pages="page1,page2,page2,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